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200.00%" fo:text-align="justify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<text:tab/>Diversas abordagens já foram feitas sobre o tema invasão<text:s/></text:span><text:span text:style-name="T2">Android</text:span><text:span text:style-name="T3">, porém utilizando ferramentas e metodologias diferentes.</text:span></text:p>
      <text:p text:style-name="P1"><text:span text:style-name="T3"><text:tab/>No trabalho de Mendes (2017), ele utiliza uma abordagem diferente com a entidade<text:s text:c="2"/>OWASP que é um projeto aberto, o qual é mantido pela comunidade, o seu objetivo é criar documentos, ferramentas, tecnologias e metodologias para manter a segurança de aplicações. Um dos projetos oferecidos pela entidade é o OWASP<text:s/></text:span><text:span text:style-name="T4">Mobile Security Protect,</text:span><text:span text:style-name="T5"><text:s/>que é responsável por oferecer recursos a desenvolvedores de aplicativos mobile para mantê-los<text:s text:c="2"/>seguros. O objetivo deste trabalho é detectar e analisar vulnerabilidades encontradas em aplicações mobile seguindo critérios da OWASP com o uso de ferramentas de<text:s/></text:span><text:span text:style-name="T6">pentesting.</text:span></text:p>
      <text:p text:style-name="P1"><text:span text:style-name="T7"><text:tab/>Já no projeto de Junior (2016), é utilizado a ferramenta MSFVENOM, com o intuito de realizar o ataque em um dispositivo com o sistema operacional Android na versão 3.0. Neste trabalho é visada a utilização do<text:s/></text:span><text:span text:style-name="T8">framework<text:s/></text:span><text:span text:style-name="T9">Metasploit para o desenvolvimento da ferramenta MSFVENOM, logo após um antivirus será instalado no sistema operacional para detectar o impacto do<text:s/></text:span><text:span text:style-name="T10">software<text:s/></text:span><text:span text:style-name="T11">diante de um ataque deste nível.</text:span></text:p>
      <text:p text:style-name="P1"><text:span text:style-name="T11"><text:tab/>No estudo realizado por Almeida (2013), foi constatado que com o crescente número de usuários do sistema operacional<text:s/></text:span><text:span text:style-name="T12">Android</text:span><text:span text:style-name="T13">, a quantidade de vulnerabilidades encontradas vem crescendo de forma incansável.<text:s text:c="2"/>Levando isso em consideração, foi realizada uma análise e um levantamento sobre as vulnerabilidades encontradas na plataforma<text:s text:c="2"/></text:span><text:span text:style-name="T14">Android</text:span><text:span text:style-name="T15">, tendo em vista todas essas falhas, foram pesquisadas e testadas ferramentas de proteção para ajudar a assegurar a segurança do sistema operacional.</text:span></text:p>
      <text:p text:style-name="P1"><text:span text:style-name="T15"><text:tab/>O trabalho elaborado por Della Flora (2010) tem o intuito de evidenciar o uso do<text:s/></text:span><text:span text:style-name="T16">framework<text:s/></text:span><text:span text:style-name="T17">Metasploit no desenvolvimento de um<text:s/></text:span><text:span text:style-name="T18">exploit<text:s/></text:span><text:span text:style-name="T19">para realizar a exploração de vulnerabilidades. A vulnerabilidade explorada neste trabalho é denominada<text:s/></text:span><text:span text:style-name="T20">buffer overflow</text:span><text:span text:style-name="T21">, que consiste em uma falha de segurança na qual se utiliza o estouro de dados, sobrecarregando uma váriavel do sistema.</text:span></text:p>
      <text:p text:style-name="P1"><text:span text:style-name="T21"><text:tab/>Assim como foi constatado por Almeida (2013), Moura (2017) dá seguimento a essa linha de raciocínio, confirmando que com o crescente número de usuários de celulares com o sistema operacional<text:s/></text:span><text:span text:style-name="T22">Android</text:span><text:span text:style-name="T23">, cada vez mais vai se ampliar as falhas e vulnerabilidades encontradas no sistema. O objetivo do trabalho realizado por Moura é realizar uma vasta pesquisa para encontrar e detalhar o melhor<text:s/></text:span><text:span text:style-name="T24">payload</text:span><text:span text:style-name="T25"><text:s/>para realizar<text:s text:c="2"/>ataques ao sistema operacional<text:s/></text:span><text:span text:style-name="T26">Android</text:span><text:span text:style-name="T27">, e juntamente com isso serão gerados<text:s/></text:span><text:span text:style-name="T28">backdoors</text:span><text:span text:style-name="T29"><text:s/>com a ferramenta MSFVENOM e uma comparação será feita entre eles.</text:span></text:p>
      <text:p text:style-name="P1"><text:span text:style-name="T29"><text:tab/></text:span></text:p>
      <text:p text:style-name="P1"><text:span text:style-name="T30">REFERÊNCIAS<text:s/></text:span><text:span text:style-name="T31"/></text:p>
      <text:p text:style-name="P2"><text:span text:style-name="T31">ALMEIDA, Josiane. ANÁLISE DA<text:s text:c="2"/>SEGURANÇA E DE FERRAMENTAS NA PLATAFORMA ANDROID. 2013.</text:span></text:p>
      <text:p text:style-name="P2"><text:span text:style-name="T31">DELLA FLORA, Julio Cesar Liviero. Desenvolvimento e aplicação de exploits utilizando o metasploit framework. Revista Terra &amp; Cultura: Cadernos de Ensino e Pesquisa, v. 26, n. 51, p. 113-124, 2018.</text:span><text:span text:style-name="T32"/></text:p>
      <text:p text:style-name="P2"><text:span text:style-name="T33">JUNIOR, Eliezer de Souza Batista. Uso de vírus desenvolvido no software MSFVENOM contra sistemas operacionais Android com utilização de mensagem SMS. 2016.</text:span><text:span text:style-name="T34"/></text:p>
      <text:p text:style-name="P3"><text:span text:style-name="T35">MENDES, DIMAS ALBUQUERQUE. ANÁLISE DE VULNERABILIDADES EM APLICAÇÕES ANDROID COM O USO DE FERRAMENTAS DE TESTE DE INTRUSÃO E A METODOLOGIA OWASP. 2017.</text:span></text:p>
      <text:p text:style-name="P3"><text:span text:style-name="T35">MOURA, Anderson Henrique de. A utilização do metasploit framework para obtenção de informações de um dispositivo móvel android. 2017.</text:span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